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77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4.543cm" svg:height="16.627cm" svg:x="1.5cm" svg:y="2cm">
          <draw:text-box>
            <text:p>8-上-外研版-unit-1</text:p>
            <text:p/>
            <text:p/>
            <text:p>suppose<text:tab/><text:tab/><text:tab/>quickly<text:tab/><text:tab/><text:tab/>row<text:tab/><text:tab/><text:tab/><text:tab/>silver<text:tab/><text:tab/><text:tab/>bathroom</text:p>
            <text:p/>
            <text:p>birthmark<text:tab/><text:tab/>truly<text:tab/><text:tab/><text:tab/><text:tab/>height<text:tab/><text:tab/><text:tab/>doubt<text:tab/><text:tab/><text:tab/>perfect</text:p>
            <text:p/>
            <text:p>bright<text:tab/><text:tab/><text:tab/>paint<text:tab/><text:tab/><text:tab/>literature<text:tab/><text:tab/><text:tab/>fear<text:tab/><text:tab/><text:tab/><text:tab/>actress</text:p>
            <text:p/>
            <text:p>stawberry<text:tab/><text:tab/>yet<text:tab/><text:tab/><text:tab/><text:tab/>character<text:tab/><text:tab/>succeed<text:tab/><text:tab/><text:tab/>stick</text:p>
            <text:p/>
            <text:p>crowded<text:tab/><text:tab/><text:tab/>anyway<text:tab/><text:tab/><text:tab/>wizard<text:tab/><text:tab/><text:tab/>excellent<text:tab/><text:tab/><text:tab/>stick to</text:p>
            <text:p/>
            <text:p>disaster<text:tab/><text:tab/><text:tab/>already<text:tab/><text:tab/><text:tab/>brain<text:tab/><text:tab/><text:tab/>second<text:tab/><text:tab/><text:tab/>superman</text:p>
            <text:p/>
            <text:p>therefore<text:tab/><text:tab/>difference<text:tab/><text:tab/>value<text:tab/><text:tab/><text:tab/>satisfied<text:tab/><text:tab/><text:tab/>although<text:tab/></text:p>
            <text:p/>
            <text:p>cover<text:tab/><text:tab/><text:tab/>hate<text:tab/><text:tab/><text:tab/><text:tab/>quality<text:tab/><text:tab/><text:tab/>risky<text:tab/><text:tab/><text:tab/>wise</text:p>
            <text:p/>
            <text:p>instead<text:tab/><text:tab/><text:tab/>successful<text:tab/><text:tab/>impossible<text:tab/><text:tab/>zero<text:tab/><text:tab/><text:tab/><text:tab/>British</text:p>
            <text:p/>
            <text:p>instead of<text:tab/><text:tab/>scientific<text:tab/><text:tab/><text:tab/>nothing<text:tab/><text:tab/><text:tab/>Olympics<text:tab/><text:tab/>athlete<text:tab/><text:tab/><text:tab/><text:tab/><text:tab/><text:tab/><text:tab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5.5cm" svg:height="17.339cm" svg:x="1.5cm" svg:y="2cm">
          <draw:text-box>
            <text:p>8-上-外研版-unit-2</text:p>
            <text:p/>
            <text:p/>
            <text:p>shout<text:tab/><text:tab/><text:tab/>double<text:tab/><text:tab/><text:tab/><text:tab/>quite<text:tab/><text:tab/><text:tab/>unit<text:tab/><text:tab/><text:tab/><text:tab/>neighber</text:p>
            <text:p/>
            <text:p>gate<text:tab/><text:tab/><text:tab/><text:tab/>understanding<text:tab/><text:tab/>stressed<text:tab/><text:tab/><text:tab/>perhaps<text:tab/><text:tab/><text:tab/>act</text:p>
            <text:p/>
            <text:p>build<text:tab/><text:tab/><text:tab/>return<text:tab/><text:tab/><text:tab/><text:tab/>recently<text:tab/><text:tab/><text:tab/>argue<text:tab/><text:tab/><text:tab/>pass</text:p>
            <text:p/>
            <text:p>since<text:tab/><text:tab/><text:tab/>lively<text:tab/><text:tab/><text:tab/><text:tab/>online<text:tab/><text:tab/><text:tab/>divide<text:tab/><text:tab/><text:tab/>whenever</text:p>
            <text:p/>
            <text:p>nor<text:tab/><text:tab/><text:tab/><text:tab/>theirs<text:tab/><text:tab/><text:tab/><text:tab/>allow<text:tab/><text:tab/><text:tab/>reach</text:p>
            <text:p/>
            <text:p>hole<text:tab/><text:tab/><text:tab/><text:tab/>grade<text:tab/><text:tab/><text:tab/><text:tab/>ticket<text:tab/><text:tab/><text:tab/>agreement</text:p>
            <text:p/>
            <text:p>glad<text:tab/><text:tab/><text:tab/><text:tab/>article<text:tab/><text:tab/><text:tab/><text:tab/>true<text:tab/><text:tab/><text:tab/><text:tab/>relative</text:p>
            <text:p/>
            <text:p>knock<text:tab/><text:tab/><text:tab/>priceless<text:tab/><text:tab/><text:tab/><text:tab/>respect<text:tab/><text:tab/><text:tab/>government</text:p>
            <text:p/>
            <text:p>afraid<text:tab/><text:tab/><text:tab/>offer<text:tab/><text:tab/><text:tab/><text:tab/>narrow<text:tab/><text:tab/><text:tab/>poem</text:p>
            <text:p/>
            <text:p>message<text:tab/><text:tab/>plan<text:tab/><text:tab/><text:tab/><text:tab/><text:tab/>lane<text:tab/><text:tab/><text:tab/><text:tab/>inside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layer="layout" svg:width="26.5cm" svg:height="16.627cm" svg:x="0.782cm" svg:y="2.437cm">
          <draw:text-box>
            <text:p>8-上-外研版-unit-3</text:p>
            <text:p/>
            <text:p/>
            <text:p>fair<text:tab/><text:tab/><text:tab/><text:tab/>kilometer<text:tab/><text:tab/>congratulations<text:tab/><text:tab/>electricity<text:tab/><text:tab/><text:tab/>risk</text:p>
            <text:p/>
            <text:p>block<text:tab/><text:tab/><text:tab/>fix<text:tab/><text:tab/><text:tab/><text:tab/>advertisement<text:tab/><text:tab/>lightning<text:tab/><text:tab/><text:tab/><text:tab/>drive</text:p>
            <text:p/>
            <text:p>artificial<text:tab/><text:tab/><text:tab/>invention<text:tab/><text:tab/>everyday<text:tab/><text:tab/><text:tab/>lightning rod<text:tab/><text:tab/><text:tab/>earthquake</text:p>
            <text:p/>
            <text:p>condition<text:tab/><text:tab/>download<text:tab/><text:tab/>trouble<text:tab/><text:tab/><text:tab/><text:tab/>pioneer<text:tab/><text:tab/><text:tab/><text:tab/>keyhole</text:p>
            <text:p/>
            <text:p>cost<text:tab/><text:tab/><text:tab/><text:tab/>apply<text:tab/><text:tab/><text:tab/>creative<text:tab/><text:tab/><text:tab/><text:tab/>exploration</text:p>
            <text:p/>
            <text:p>lend<text:tab/><text:tab/><text:tab/><text:tab/>blind<text:tab/><text:tab/><text:tab/>imaginative<text:tab/><text:tab/><text:tab/>test</text:p>
            <text:p/>
            <text:p>3-D<text:tab/><text:tab/><text:tab/><text:tab/>machine<text:tab/><text:tab/><text:tab/>inventor<text:tab/><text:tab/><text:tab/><text:tab/>despite</text:p>
            <text:p/>
            <text:p>printer<text:tab/><text:tab/><text:tab/>warn<text:tab/><text:tab/><text:tab/>widely<text:tab/><text:tab/><text:tab/><text:tab/>failure</text:p>
            <text:p/>
            <text:p>invent<text:tab/><text:tab/><text:tab/>object<text:tab/><text:tab/><text:tab/>curiosity<text:tab/><text:tab/><text:tab/><text:tab/>future</text:p>
            <text:p/>
            <text:p>weigh<text:tab/><text:tab/><text:tab/>sense<text:tab/><text:tab/><text:tab/>talent<text:tab/><text:tab/><text:tab/><text:tab/>explorer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layer="layout" svg:width="23.5cm" svg:height="16cm" svg:x="2cm" svg:y="2.5cm">
          <draw:text-box>
            <text:p>8-上-外研版-unit-4</text:p>
            <text:p/>
            <text:p/>
            <text:p>digital<text:tab/><text:tab/><text:tab/>convenient<text:tab/><text:tab/><text:tab/>save<text:tab/><text:tab/><text:tab/><text:tab/></text:p>
            <text:p/>
            <text:p>century<text:tab/><text:tab/><text:tab/>development<text:tab/><text:tab/><text:tab/>advantage</text:p>
            <text:p/>
            <text:p>forever<text:tab/><text:tab/><text:tab/>mobile<text:tab/><text:tab/><text:tab/><text:tab/>effect</text:p>
            <text:p/>
            <text:p>smartphone<text:tab/><text:tab/>anywhere<text:tab/><text:tab/><text:tab/>glue</text:p>
            <text:p/>
            <text:p>wallet<text:tab/><text:tab/><text:tab/>a great deal<text:tab/><text:tab/><text:tab/>be glued to sth.</text:p>
            <text:p/>
            <text:p>payment<text:tab/><text:tab/><text:tab/>via<text:tab/><text:tab/><text:tab/><text:tab/><text:tab/>strange</text:p>
            <text:p/>
            <text:p>cash<text:tab/><text:tab/><text:tab/>progress<text:tab/><text:tab/><text:tab/><text:tab/>throw</text:p>
            <text:p/>
            <text:p>app<text:tab/><text:tab/><text:tab/><text:tab/>offline<text:tab/><text:tab/><text:tab/><text:tab/>guess</text:p>
            <text:p/>
            <text:p>oven<text:tab/><text:tab/><text:tab/>nowadays<text:tab/><text:tab/><text:tab/>anyone</text:p>
            <text:p/>
            <text:p>except<text:tab/><text:tab/><text:tab/>simply<text:tab/><text:tab/><text:tab/><text:tab/>homework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layer="layout" svg:width="24.441cm" svg:height="16.627cm" svg:x="2.059cm" svg:y="1.996cm">
          <draw:text-box>
            <text:p>8-上-外研版-unit-5</text:p>
            <text:p/>
            <text:p/>
            <text:p>opposite<text:tab/><text:tab/><text:tab/>anything<text:tab/><text:tab/><text:tab/><text:tab/>pick up<text:tab/><text:tab/><text:tab/>personal<text:tab/><text:tab/>enemy</text:p>
            <text:p/>
            <text:p>packet<text:tab/><text:tab/><text:tab/>fool<text:tab/><text:tab/><text:tab/><text:tab/><text:tab/>mess<text:tab/><text:tab/><text:tab/>private<text:tab/><text:tab/>behave</text:p>
            <text:p/>
            <text:p>picnic<text:tab/><text:tab/><text:tab/>sign<text:tab/><text:tab/><text:tab/><text:tab/><text:tab/>honesty<text:tab/><text:tab/><text:tab/>avoid<text:tab/><text:tab/>cyberbullying</text:p>
            <text:p/>
            <text:p>smelly<text:tab/><text:tab/><text:tab/>throat<text:tab/><text:tab/><text:tab/><text:tab/>spread<text:tab/><text:tab/><text:tab/>address</text:p>
            <text:p/>
            <text:p>cheese<text:tab/><text:tab/><text:tab/>clear your throat<text:tab/><text:tab/>law<text:tab/><text:tab/><text:tab/><text:tab/>passport</text:p>
            <text:p/>
            <text:p>noise<text:tab/><text:tab/><text:tab/>responsibility<text:tab/><text:tab/><text:tab/>lawyer<text:tab/><text:tab/><text:tab/>limit</text:p>
            <text:p/>
            <text:p>reduce<text:tab/><text:tab/><text:tab/>cause<text:tab/><text:tab/><text:tab/><text:tab/>urgent<text:tab/><text:tab/><text:tab/>careless</text:p>
            <text:p/>
            <text:p>kick<text:tab/><text:tab/><text:tab/><text:tab/>belt<text:tab/><text:tab/><text:tab/><text:tab/><text:tab/>citizen<text:tab/><text:tab/><text:tab/>aware</text:p>
            <text:p/>
            <text:p>seat<text:tab/><text:tab/><text:tab/><text:tab/>station<text:tab/><text:tab/><text:tab/><text:tab/>click<text:tab/><text:tab/><text:tab/><text:tab/>cheat</text:p>
            <text:p/>
            <text:p>passenger<text:tab/><text:tab/>flowerpot<text:tab/><text:tab/><text:tab/>basic<text:tab/><text:tab/><text:tab/>trust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layer="layout" svg:width="24.074cm" svg:height="16cm" svg:x="1.926cm" svg:y="2cm">
          <draw:text-box>
            <text:p>8-上-外研版-unit-6</text:p>
            <text:p/>
            <text:p/>
            <text:p>lost<text:tab/><text:tab/><text:tab/><text:tab/>smoke<text:tab/><text:tab/><text:tab/>service<text:tab/><text:tab/><text:tab/>bleed</text:p>
            <text:p/>
            <text:p>ground<text:tab/><text:tab/><text:tab/>shower<text:tab/><text:tab/><text:tab/>search<text:tab/><text:tab/><text:tab/>uncomfortable</text:p>
            <text:p/>
            <text:p>scared<text:tab/><text:tab/><text:tab/>historic<text:tab/><text:tab/><text:tab/>motherland<text:tab/><text:tab/>jeans</text:p>
            <text:p/>
            <text:p>shut<text:tab/><text:tab/><text:tab/><text:tab/>expert<text:tab/><text:tab/><text:tab/>terrible<text:tab/><text:tab/><text:tab/>encouraging</text:p>
            <text:p/>
            <text:p>shocking<text:tab/><text:tab/><text:tab/>timeline<text:tab/><text:tab/><text:tab/>danger<text:tab/><text:tab/><text:tab/>herself</text:p>
            <text:p/>
            <text:p>coach<text:tab/><text:tab/><text:tab/>reaction<text:tab/><text:tab/><text:tab/>tsunami<text:tab/><text:tab/><text:tab/>university</text:p>
            <text:p/>
            <text:p>straight<text:tab/><text:tab/><text:tab/>airline<text:tab/><text:tab/><text:tab/>warning<text:tab/><text:tab/><text:tab/>honour</text:p>
            <text:p/>
            <text:p>sand<text:tab/><text:tab/><text:tab/>weekday<text:tab/><text:tab/><text:tab/>iron<text:tab/><text:tab/><text:tab/><text:tab/>wound</text:p>
            <text:p/>
            <text:p>flood<text:tab/><text:tab/><text:tab/>railway<text:tab/><text:tab/><text:tab/>fashion<text:tab/><text:tab/><text:tab/>heroine</text:p>
            <text:p/>
            <text:p>thick<text:tab/><text:tab/><text:tab/>rainstorm<text:tab/><text:tab/>slim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6M55S</meta:editing-duration>
    <meta:editing-cycles>30</meta:editing-cycles>
    <meta:generator>OpenOffice/4.1.15$Win32 OpenOffice.org_project/4115m2$Build-9813</meta:generator>
    <dc:date>2025-11-30T14:20:28.61</dc:date>
    <dc:creator>Eric Zhang</dc:creator>
    <meta:document-statistic meta:object-count="39"/>
  </office:meta>
</office:document-meta>
</file>